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0.269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id="id5" draw:layer="layout" svg:width="0.769cm" svg:height="0.758cm" svg:x="10.372cm" svg:y="9.551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5.117cm" svg:y="9.70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145cm" svg:y="6.502cm">
          <draw:text-box>
            <text:p text:style-name="P1"><text:span text:style-name="T1">E</text:span></text:p>
          </draw:text-box>
        </draw:frame>
        <draw:frame draw:style-name="gr1" draw:text-style-name="P2" draw:layer="layout" svg:width="0.777cm" svg:height="0.758cm" svg:x="10.568cm" svg:y="4.697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2.064cm" svg:y="3.277cm">
          <draw:text-box>
            <text:p text:style-name="P1"><text:span text:style-name="T1">E</text:span></text:p>
          </draw:text-box>
        </draw:frame>
        <draw:frame draw:style-name="gr1" draw:text-style-name="P2" draw:id="id4" draw:layer="layout" svg:width="2.454cm" svg:height="0.758cm" svg:x="6.61cm" svg:y="1.92cm">
          <draw:text-box>
            <text:p text:style-name="P1"><text:span text:style-name="T1">есть козырь</text:span></text:p>
          </draw:text-box>
        </draw:frame>
        <draw:frame draw:style-name="gr1" draw:text-style-name="P2" draw:id="id6" draw:layer="layout" svg:width="0.769cm" svg:height="0.758cm" svg:x="10.191cm" svg:y="4.194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2.26cm" svg:y="3.79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3.573cm" svg:y="6.004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5.49cm" svg:y="8.96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7.773cm" svg:y="8.669cm">
          <draw:text-box>
            <text:p text:style-name="P1"><text:span text:style-name="T1">2</text:span></text:p>
          </draw:text-box>
        </draw:frame>
        <draw:frame draw:style-name="gr1" draw:text-style-name="P4" draw:layer="layout" svg:width="12.25cm" svg:height="0.758cm" svg:x="1.309cm" svg:y="0.242cm">
          <draw:text-box>
            <text:p text:style-name="P3"><text:span text:style-name="T2">У него теперь тоже есть козырь в рукаве, хотя это не он его туда положил.</text:span></text:p>
          </draw:text-box>
        </draw:frame>
        <draw:line draw:style-name="gr2" draw:text-style-name="P1" draw:layer="layout" svg:x1="7.225cm" svg:y1="2.566cm" svg:x2="2.408cm" svg:y2="3.331cm">
          <text:p/>
        </draw:line>
        <draw:line draw:style-name="gr2" draw:text-style-name="P1" draw:layer="layout" svg:x1="7.225cm" svg:y1="2.565cm" svg:x2="7.488cm" svg:y2="6.589cm">
          <text:p/>
        </draw:line>
        <draw:frame draw:style-name="gr1" draw:text-style-name="P2" draw:layer="layout" svg:width="0.769cm" svg:height="0.758cm" svg:x="3.651cm" svg:y="7.725cm">
          <draw:text-box>
            <text:p text:style-name="P1"><text:span text:style-name="T1">E</text:span></text:p>
          </draw:text-box>
        </draw:frame>
        <draw:frame draw:style-name="gr1" draw:text-style-name="P2" draw:layer="layout" svg:width="1.615cm" svg:height="0.758cm" svg:x="3.174cm" svg:y="6.304cm">
          <draw:text-box>
            <text:p text:style-name="P1"><text:span text:style-name="T1">теперь</text:span></text:p>
          </draw:text-box>
        </draw:frame>
        <draw:frame draw:style-name="gr1" draw:text-style-name="P2" draw:layer="layout" svg:width="1.281cm" svg:height="0.758cm" svg:x="3.326cm" svg:y="8.098cm">
          <draw:text-box>
            <text:p text:style-name="P1"><text:span text:style-name="T1">тоже</text:span></text:p>
          </draw:text-box>
        </draw:frame>
        <draw:line draw:style-name="gr2" draw:text-style-name="P1" draw:layer="layout" svg:x1="2.386cm" svg:y1="4.651cm" svg:x2="2.385cm" svg:y2="3.864cm">
          <text:p/>
        </draw:line>
        <draw:line draw:style-name="gr2" draw:text-style-name="P1" draw:layer="layout" svg:x1="2.385cm" svg:y1="4.652cm" svg:x2="2.165cm" svg:y2="4.864cm">
          <text:p/>
        </draw:line>
        <draw:line draw:style-name="gr2" draw:text-style-name="P1" draw:layer="layout" svg:x1="1.584cm" svg:y1="3.864cm" svg:x2="3.084cm" svg:y2="3.864cm">
          <text:p/>
        </draw:line>
        <draw:line draw:style-name="gr2" draw:text-style-name="P1" draw:layer="layout" svg:x1="3.084cm" svg:y1="3.865cm" svg:x2="3.179cm" svg:y2="3.751cm">
          <text:p/>
        </draw:line>
        <draw:line draw:style-name="gr2" draw:text-style-name="P1" draw:layer="layout" svg:x1="1.493cm" svg:y1="3.977cm" svg:x2="1.588cm" svg:y2="3.863cm">
          <text:p/>
        </draw:line>
        <draw:frame draw:style-name="gr1" draw:text-style-name="P2" draw:id="id2" draw:layer="layout" svg:width="1.205cm" svg:height="0.758cm" svg:x="2.278cm" svg:y="4.169cm">
          <draw:text-box>
            <text:p text:style-name="P1"><text:span text:style-name="T1">него</text:span></text:p>
          </draw:text-box>
        </draw:frame>
        <draw:frame draw:style-name="gr1" draw:text-style-name="P2" draw:layer="layout" svg:width="0.769cm" svg:height="0.758cm" svg:x="1.748cm" svg:y="3.969cm">
          <draw:text-box>
            <text:p text:style-name="P1"><text:span text:style-name="T1">у</text:span></text:p>
          </draw:text-box>
        </draw:frame>
        <draw:line draw:style-name="gr2" draw:text-style-name="P1" draw:layer="layout" svg:x1="7.225cm" svg:y1="2.566cm" svg:x2="3.943cm" svg:y2="6.003cm">
          <text:p/>
        </draw:line>
        <draw:line draw:style-name="gr2" draw:text-style-name="P1" draw:layer="layout" svg:x1="8.337cm" svg:y1="2.433cm" svg:x2="10.557cm" svg:y2="4.31cm">
          <text:p/>
        </draw:line>
        <draw:line draw:style-name="gr2" draw:text-style-name="P1" draw:layer="layout" svg:x1="10.562cm" svg:y1="5.524cm" svg:x2="10.561cm" svg:y2="4.737cm">
          <text:p/>
        </draw:line>
        <draw:line draw:style-name="gr2" draw:text-style-name="P1" draw:layer="layout" svg:x1="10.561cm" svg:y1="5.525cm" svg:x2="10.341cm" svg:y2="5.737cm">
          <text:p/>
        </draw:line>
        <draw:line draw:style-name="gr2" draw:text-style-name="P1" draw:layer="layout" svg:x1="9.76cm" svg:y1="4.737cm" svg:x2="11.26cm" svg:y2="4.737cm">
          <text:p/>
        </draw:line>
        <draw:line draw:style-name="gr2" draw:text-style-name="P1" draw:layer="layout" svg:x1="11.26cm" svg:y1="4.738cm" svg:x2="11.355cm" svg:y2="4.624cm">
          <text:p/>
        </draw:line>
        <draw:line draw:style-name="gr2" draw:text-style-name="P1" draw:layer="layout" svg:x1="9.669cm" svg:y1="4.85cm" svg:x2="9.764cm" svg:y2="4.736cm">
          <text:p/>
        </draw:line>
        <draw:frame draw:style-name="gr3" draw:text-style-name="P2" draw:layer="layout" svg:width="1.603cm" svg:height="0.808cm" svg:x="10.454cm" svg:y="5.042cm">
          <draw:text-box>
            <text:p text:style-name="P1"><text:span text:style-name="T1">рукаве</text:span></text:p>
          </draw:text-box>
        </draw:frame>
        <draw:frame draw:style-name="gr1" draw:text-style-name="P2" draw:layer="layout" svg:width="0.769cm" svg:height="0.758cm" svg:x="10.024cm" svg:y="4.842cm">
          <draw:text-box>
            <text:p text:style-name="P1"><text:span text:style-name="T1">в</text:span></text:p>
          </draw:text-box>
        </draw:frame>
        <draw:line draw:style-name="gr2" draw:text-style-name="P1" draw:layer="layout" svg:x1="6.403cm" svg:y1="2.616cm" svg:x2="10.69cm" svg:y2="6.928cm">
          <text:p/>
        </draw:line>
        <draw:line draw:style-name="gr2" draw:text-style-name="P1" draw:layer="layout" svg:x1="7.993cm" svg:y1="1cm" svg:x2="12.52cm" svg:y2="5.262cm">
          <text:p/>
        </draw:line>
        <draw:path draw:style-name="gr4" draw:text-style-name="P1" draw:layer="layout" svg:width="2.221cm" svg:height="1.081cm" draw:transform="rotate (0.286757596102614) translate (10.3840251027448cm 5.8913926326865cm)" svg:viewBox="0 0 2222 1082" svg:d="m0 18258c1683-1 2222-1082 2222-1082l-40 42">
          <text:p/>
        </draw:path>
        <draw:path draw:style-name="gr4" draw:text-style-name="P1" draw:layer="layout" svg:width="2.072cm" svg:height="0.911cm" draw:transform="rotate (1.20794237530505) translate (6.40299999509544cm 2.61699999813791cm)" svg:viewBox="0 0 2073 912" svg:d="m0 13830c1195 0 2073 912 2073 912">
          <text:p/>
        </draw:path>
        <draw:line draw:style-name="gr2" draw:text-style-name="P1" draw:layer="layout" svg:x1="3.969cm" svg:y1="6.933cm" svg:x2="3.996cm" svg:y2="7.859cm">
          <text:p/>
        </draw:line>
        <draw:line draw:style-name="gr2" draw:text-style-name="P1" draw:layer="layout" svg:x1="7.49cm" svg:y1="7.893cm" svg:x2="7.489cm" svg:y2="7.106cm">
          <text:p/>
        </draw:line>
        <draw:line draw:style-name="gr2" draw:text-style-name="P1" draw:layer="layout" svg:x1="7.489cm" svg:y1="7.894cm" svg:x2="7.269cm" svg:y2="8.106cm">
          <text:p/>
        </draw:line>
        <draw:line draw:style-name="gr2" draw:text-style-name="P1" draw:layer="layout" svg:x1="6.688cm" svg:y1="7.106cm" svg:x2="8.188cm" svg:y2="7.106cm">
          <text:p/>
        </draw:line>
        <draw:line draw:style-name="gr2" draw:text-style-name="P1" draw:layer="layout" svg:x1="8.188cm" svg:y1="7.107cm" svg:x2="8.283cm" svg:y2="6.993cm">
          <text:p/>
        </draw:line>
        <draw:line draw:style-name="gr2" draw:text-style-name="P1" draw:layer="layout" svg:x1="6.597cm" svg:y1="7.219cm" svg:x2="6.692cm" svg:y2="7.105cm">
          <text:p/>
        </draw:line>
        <draw:line draw:style-name="gr2" draw:text-style-name="P1" draw:layer="layout" svg:x1="6.988cm" svg:y1="7.006cm" svg:x2="7.935cm" svg:y2="7.008cm">
          <text:p/>
        </draw:line>
        <draw:frame draw:style-name="gr1" draw:text-style-name="P2" draw:layer="layout" svg:width="2.53cm" svg:height="0.758cm" svg:x="7.31cm" svg:y="7.453cm">
          <draw:text-box>
            <text:p text:style-name="P1"><text:span text:style-name="T1">это положил</text:span></text:p>
          </draw:text-box>
        </draw:frame>
        <draw:frame draw:style-name="gr1" draw:text-style-name="P2" draw:layer="layout" svg:width="1.213cm" svg:height="0.758cm" svg:x="6.42cm" svg:y="7.231cm">
          <draw:text-box>
            <text:p text:style-name="P1"><text:span text:style-name="T1">хотя</text:span></text:p>
          </draw:text-box>
        </draw:frame>
        <draw:frame draw:style-name="gr1" draw:text-style-name="P2" draw:layer="layout" svg:width="0.769cm" svg:height="0.758cm" svg:x="8.457cm" svg:y="7.081cm">
          <draw:text-box>
            <text:p text:style-name="P1"><text:span text:style-name="T1">I</text:span></text:p>
          </draw:text-box>
        </draw:frame>
        <draw:line draw:style-name="gr2" draw:text-style-name="P1" draw:layer="layout" svg:x1="8.335cm" svg:y1="8.123cm" svg:x2="5.504cm" svg:y2="9.816cm">
          <text:p/>
        </draw:line>
        <draw:line draw:style-name="gr2" draw:text-style-name="P1" draw:layer="layout" svg:x1="8.336cm" svg:y1="8.124cm" svg:x2="8.335cm" svg:y2="9.657cm">
          <text:p/>
        </draw:line>
        <draw:line draw:style-name="gr2" draw:text-style-name="P1" draw:layer="layout" svg:x1="8.337cm" svg:y1="8.125cm" svg:x2="10.742cm" svg:y2="9.604cm">
          <text:p/>
        </draw:line>
        <draw:frame draw:style-name="gr1" draw:text-style-name="P2" draw:layer="layout" svg:width="1.23cm" svg:height="0.758cm" svg:x="10.073cm" svg:y="9.851cm">
          <draw:text-box>
            <text:p text:style-name="P1"><text:span text:style-name="T1">туда</text:span></text:p>
          </draw:text-box>
        </draw:frame>
        <draw:frame draw:style-name="gr1" draw:text-style-name="P2" draw:layer="layout" svg:width="0.777cm" svg:height="0.758cm" svg:x="7.949cm" svg:y="9.542cm">
          <draw:text-box>
            <text:p text:style-name="P1"><text:span text:style-name="T1">O</text:span></text:p>
          </draw:text-box>
        </draw:frame>
        <draw:frame draw:style-name="gr1" draw:text-style-name="P2" draw:id="id3" draw:layer="layout" svg:width="1.01cm" svg:height="0.758cm" svg:x="7.85cm" svg:y="9.842cm">
          <draw:text-box>
            <text:p text:style-name="P1"><text:span text:style-name="T1">его</text:span></text:p>
          </draw:text-box>
        </draw:frame>
        <draw:frame draw:style-name="gr1" draw:text-style-name="P2" draw:id="id1" draw:layer="layout" svg:width="1.378cm" svg:height="0.758cm" svg:x="4.818cm" svg:y="10.001cm">
          <draw:text-box>
            <text:p text:style-name="P1"><text:span text:style-name="T1">не он</text:span></text:p>
          </draw:text-box>
        </draw:frame>
        <draw:connector draw:style-name="gr5" draw:text-style-name="P1" draw:layer="layout" draw:type="curve" svg:x1="4.818cm" svg:y1="10.38cm" svg:x2="2.88cm" svg:y2="4.927cm" draw:start-shape="id1" draw:start-glue-point="3" draw:end-shape="id2" draw:end-glue-point="2" svg:d="m4818 10380c-1292 0-1938-1817-1938-5453">
          <text:p/>
        </draw:connector>
        <draw:connector draw:style-name="gr5" draw:text-style-name="P1" draw:layer="layout" draw:type="curve" draw:line-skew="0.034cm 4.027cm" svg:x1="8.355cm" svg:y1="10.6cm" svg:x2="9.064cm" svg:y2="2.299cm" draw:start-shape="id3" draw:start-glue-point="2" draw:end-shape="id4" draw:end-glue-point="1" svg:d="m8355 10600c0 802 2619 668 4494-1607s3007-6694-3785-6694">
          <text:p/>
        </draw:connector>
        <draw:connector draw:style-name="gr5" draw:text-style-name="P1" draw:layer="layout" draw:type="curve" draw:line-skew="0cm 1.992cm" svg:x1="10.756cm" svg:y1="9.551cm" svg:x2="10.575cm" svg:y2="4.194cm" draw:start-shape="id5" draw:start-glue-point="0" draw:end-shape="id6" draw:end-glue-point="0" svg:d="m10756 9551c0-3448 2697-2299 2697-4078s-2878-2030-2878-12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8:10</dc:date>
    <dc:creator>artur </dc:creator>
    <meta:editing-duration>PT15H00M39S</meta:editing-duration>
    <meta:editing-cycles>3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7"/>
  </office:meta>
</office:document-meta>
</file>